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very time one of the clocks is toggled, one of the bits on the decoder changes, this is the basic behavior. <text:s/>That being said, when the SPDT button is pressed, the changes is immediate. <text:s/>When the clock is used, and slowed down, there are occasionally two 1 bits being displayed at once, which could cause a problem with the simulation in the future. <text:s/>This could be due to the way that the clock is implemented, or it could be caused by an error in Logic Work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e Orben</meta:initial-creator>
    <meta:creation-date>2013-10-01T20:00:48.43</meta:creation-date>
    <meta:document-statistic meta:table-count="0" meta:image-count="0" meta:object-count="0" meta:page-count="1" meta:paragraph-count="1" meta:word-count="86" meta:character-count="460"/>
    <dc:date>2013-10-01T20:05:37.18</dc:date>
    <dc:creator>Jake Orben</dc:creator>
    <meta:editing-duration>PT4M48S</meta:editing-duration>
    <meta:editing-cycles>1</meta:editing-cycles>
    <meta:generator>OpenOffice/4.0.0$Win32 OpenOffice.org_project/400m3$Build-9702</meta:generator>
  </office:meta>
</office:document-meta>
</file>